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adornments="Bold Italic" style:font-family-generic="roman"/>
    <style:font-face style:name="Times new roman2" svg:font-family="'Times new roman'" style:font-adornments="Italic" style:font-family-generic="roman"/>
    <style:font-face style:name="Times new roman" svg:font-family="'Times new roman'" style:font-adornments="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865f" officeooo:paragraph-rsid="0017865f"/>
    </style:style>
    <style:style style:name="P2" style:family="paragraph" style:parent-style-name="Text_20_body">
      <style:text-properties officeooo:rsid="00199041" officeooo:paragraph-rsid="00199041"/>
    </style:style>
    <style:style style:name="P3" style:family="paragraph" style:parent-style-name="Text_20_body">
      <style:text-properties officeooo:rsid="001b8346" officeooo:paragraph-rsid="001b8346"/>
    </style:style>
    <style:style style:name="P4" style:family="paragraph" style:parent-style-name="Text_20_body">
      <style:text-properties officeooo:rsid="001ba53f" officeooo:paragraph-rsid="001ba53f"/>
    </style:style>
    <style:style style:name="P5" style:family="paragraph" style:parent-style-name="Text_20_body">
      <style:text-properties officeooo:rsid="001cb77f" officeooo:paragraph-rsid="001cb77f"/>
    </style:style>
    <style:style style:name="P6" style:family="paragraph" style:parent-style-name="Text_20_body">
      <style:text-properties officeooo:paragraph-rsid="001c20e1"/>
    </style:style>
    <style:style style:name="P7" style:family="paragraph" style:parent-style-name="Table_20_Contents" style:list-style-name="L1">
      <style:paragraph-properties fo:line-height="200%" fo:text-align="justify" style:justify-single-word="false"/>
      <style:text-properties style:font-name="Times new roman" officeooo:rsid="001b8346" officeooo:paragraph-rsid="001b8346" style:font-size-asian="10.5pt"/>
    </style:style>
    <style:style style:name="P8" style:family="paragraph" style:parent-style-name="Table_20_Contents">
      <style:paragraph-properties fo:text-align="center" style:justify-single-word="false"/>
      <style:text-properties style:font-name="Times new roman" fo:font-style="italic" fo:font-weight="bold" officeooo:rsid="00199041" officeooo:paragraph-rsid="00199041" style:font-size-asian="10.5pt" style:font-style-asian="italic" style:font-weight-asian="bold" style:font-style-complex="italic" style:font-weight-complex="bold"/>
    </style:style>
    <style:style style:name="T1" style:family="text">
      <style:text-properties officeooo:rsid="0017865f"/>
    </style:style>
    <style:style style:name="T2" style:family="text">
      <style:text-properties officeooo:rsid="001c20e1"/>
    </style:style>
    <style:style style:name="T3" style:family="text">
      <style:text-properties officeooo:rsid="001e77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roservices, its Architecture and its Examples explained</text:h>
      <text:p text:style-name="P1">Microservices are defined as the service-oriented architecture, where applications can be built in the form of variety of smaller independent services units. The microservices approach has been adopted in the software engineering to decompose software into single-function modules which have well defined interfaces. </text:p>
      <text:h text:style-name="Heading_20_2" text:outline-level="2"><text:span text:style-name="T1">What is a </text:span>Monolithic Architecture?</text:h>
      <text:p text:style-name="P1">The monolithic architecture is often the simplest to understands where all the software components have been clubbed into single package. The monolithic architecture follow the tightly couple approach where all the sections of the code needs to be present for the proper functioning of the programs. The benefit monolithic architecture provides is security. Due to the modular approach it reduces the risk associated with the change to be made in one element will likely bring unexpected changes in the other elements. The basic illustration provides basic concept of the monolithic architecture.</text:p>
      <text:h text:style-name="Heading_20_2" text:outline-level="2">What is a Microservice Architecture?</text:h>
      <text:p text:style-name="P2">The microservice architecture has reduces the time and effort by allowing to build applications as a collection of small pieces of services that are linked to the different purpose of the application. The microservices architecture works on loosel cuopled approach that provides benefits to work in a collaborative team to maintain and test the services. In the microservices architecture all the services are independently deployable without having to worry about the other services. The illustration helps to better understand microservice architecture.</text:p>
      <table:table table:name="Table1" table:style-name="Table1">
        <table:table-column table:style-name="Table1.A" table:number-columns-repeated="2"/>
        <table:table-row>
          <table:table-cell table:style-name="Table1.A1" office:value-type="string">
            <text:p text:style-name="P8">Monolithic Architecture</text:p>
          </table:table-cell>
          <table:table-cell table:style-name="Table1.B1" office:value-type="string">
            <text:p text:style-name="P8">Microservice Architecture</text:p>
          </table:table-cell>
        </table:table-row>
        <table:table-row>
          <table:table-cell table:style-name="Table1.A2" office:value-type="string">
            <text:list xml:id="list2589244798" text:style-name="L1">
              <text:list-item>
                <text:p text:style-name="P7">Single code for all the application.</text:p>
              </text:list-item>
              <text:list-item>
                <text:p text:style-name="P7">The startup service for monolithic requires long delay.</text:p>
              </text:list-item>
              <text:list-item>
                <text:p text:style-name="P7">Difficult to find in the code for features that are not working.</text:p>
              </text:list-item>
              <text:list-item>
                <text:p text:style-name="P7"><text:soft-page-break/>Monolithic architecture is tightly coupled.</text:p>
              </text:list-item>
              <text:list-item>
                <text:p text:style-name="P7">Application scaling is relatively easier.</text:p>
              </text:list-item>
              <text:list-item>
                <text:p text:style-name="P7">Data is centralized therefore highly secure.</text:p>
              </text:list-item>
            </text:list>
          </table:table-cell>
          <table:table-cell table:style-name="Table1.B2" office:value-type="string">
            <text:list xml:id="list184509144232441" text:continue-numbering="true" text:style-name="L1">
              <text:list-item>
                <text:p text:style-name="P7">Application is provided into set of elements to improve its reliability.</text:p>
              </text:list-item>
              <text:list-item>
                <text:p text:style-name="P7">The startup service is relatively quick.</text:p>
              </text:list-item>
              <text:list-item>
                <text:p text:style-name="P7">Easier to find the fault in the features that are not working.</text:p>
              </text:list-item>
              <text:list-item>
                <text:p text:style-name="P7"><text:soft-page-break/>Microservice architecture is loosely coupled.</text:p>
              </text:list-item>
              <text:list-item>
                <text:p text:style-name="P7">Application scaling is challenging.</text:p>
              </text:list-item>
              <text:list-item>
                <text:p text:style-name="P7">Data is decentralized therefore not that secure. </text:p>
              </text:list-item>
            </text:list>
          </table:table-cell>
        </table:table-row>
      </table:table>
      <text:h text:style-name="Heading_20_2" text:outline-level="2">Challenges in the Microservices</text:h>
      <text:p text:style-name="P3">Microservices are highly dependent on each other therefore have to communicate to each other to process the information. Also, a greater monitoring is required for the microservices as compared to monolithic architecture. Due to the different services, microservices architecture also required greater memory to store such unstructured data. Although, independent deployment is possible but is challenging and requires high expertise. More importantly as the new services adds up, it becomes challenging to handle the microservices.</text:p>
      <text:h text:style-name="Heading_20_1" text:outline-level="1">Best Tools for Microservices</text:h>
      <text:h text:style-name="Heading_20_2" text:outline-level="2">Wiremock</text:h>
      <text:p text:style-name="P4">Wiremock is the one of best tool for the microservice architecture. It is a simulator for HTTP-based APIs. It is also considered to be a mock server for the microservices. It has a support for edge cases and failure modes which is not possible with the real API. More importantly it enables to keep microservice productive if any API is incomplete or does not exist.</text:p>
      <text:h text:style-name="Heading_20_2" text:outline-level="2">Docker</text:h>
      <text:p text:style-name="P4">Docker is a container search engine that has features similar to Linux kernel like namespace which helps in creating container for operating systems. These features also automates application deployment on the container. Docker has a Copy-on-write union file system which is used to store file in the backend.</text:p>
      <text:h text:style-name="Heading_20_2" text:outline-level="2">Kubernetes</text:h>
      <text:p text:style-name="P6"><text:span text:style-name="T2">Kubernetes is also an application use for maintaining containers for a cluster of nodes. It provides groups of virtual machines and container applications. Kubernetes is best in terms of its </text:span><text:soft-page-break/><text:span text:style-name="T2">simplicity as compared with other which helps in managing the applications easily across these virtual machines.</text:span></text:p>
      <text:h text:style-name="Heading_20_1" text:outline-level="1">Summary</text:h>
      <text:p text:style-name="P5">Microservices are an effective way to built applications which uses service-oriented pattern. It enables to create small units for the application and deploy them in the microservice architecture to allow relaible building of the applications. Although microservices has some drawbacks in terms of security which is provided by monolithic architecture, yet its provides great opportunities for software development of services that has no concern for security. <text:span text:style-name="T3">It also a reliable and faster way to build 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adornments="Bold Italic" style:font-family-generic="roman"/>
    <style:font-face style:name="Times new roman2" svg:font-family="'Times new roman'" style:font-adornments="Italic" style:font-family-generic="roman"/>
    <style:font-face style:name="Times new roman" svg:font-family="'Times new roman'" style:font-adornments="Regula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799in" fo:margin-bottom="0.0598in" loext:contextual-spacing="false" fo:line-height="200%" fo:text-align="justify" style:justify-single-word="false" fo:text-indent="0.5in" style:auto-text-indent="false" style:page-number="auto"/>
      <style:text-properties style:font-name="Times new roman" fo:font-family="'Times new roman'" style:font-style-name="Regular" style:font-family-generic="roman"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799in" fo:margin-bottom="0.0598in" loext:contextual-spacing="false"/>
      <style:text-properties style:font-name="Times new roman1" fo:font-family="'Times new roman'" style:font-style-name="Bold Italic" style:font-family-generic="roman" fo:font-size="12pt" fo:font-style="italic" fo:font-weight="bold"/>
    </style:style>
    <style:style style:name="Heading_20_2" style:display-name="Heading 2" style:family="paragraph" style:parent-style-name="Heading" style:next-style-name="Text_20_body" style:default-outline-level="2" style:class="text" style:master-page-name="">
      <style:paragraph-properties fo:margin-top="0.0799in" fo:margin-bottom="0.0598in" loext:contextual-spacing="false" style:page-number="auto"/>
      <style:text-properties style:font-name="Times new roman2" fo:font-family="'Times new roman'" style:font-style-name="Italic" style:font-family-generic="roman" fo:font-size="12pt" fo:font-style="italic"/>
    </style:style>
    <style:style style:name="Heading_20_3" style:display-name="Heading 3" style:family="paragraph" style:parent-style-name="Heading" style:next-style-name="Text_20_body" style:default-outline-level="3" style:class="text">
      <style:paragraph-properties fo:margin-top="0.0799in" fo:margin-bottom="0.0598in" loext:contextual-spacing="false" fo:text-align="center" style:justify-single-word="false"/>
      <style:text-properties style:font-name="Times new roman" fo:font-family="'Times new roman'" style:font-style-name="Regular" style:font-family-generic="roman" fo:font-size="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7:56:44.843086442</meta:creation-date>
    <dc:title>'Writer' template (.ott)</dc:title>
    <meta:editing-duration>PT24M</meta:editing-duration>
    <meta:editing-cycles>8</meta:editing-cycles>
    <meta:generator>LibreOffice/6.0.7.3$Linux_X86_64 LibreOffice_project/00m0$Build-3</meta:generator>
    <dc:date>2020-04-10T18:45:07.166858922</dc:date>
    <meta:document-statistic meta:table-count="1" meta:image-count="0" meta:object-count="0" meta:page-count="3" meta:paragraph-count="31" meta:word-count="657" meta:character-count="4359" meta:non-whitespace-character-count="3743"/>
    <meta:template xlink:type="simple" xlink:actuate="onRequest" xlink:title="'Writer' template (.ott)" xlink:href="../../Templates/'Writer'%20template%20(.ott).ott" meta:date="2020-04-10T17:56:41.863438448"/>
  </office:meta>
</office:document-meta>
</file>